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6967" officeooo:paragraph-rsid="00036967"/>
    </style:style>
    <style:style style:name="P2" style:family="paragraph" style:parent-style-name="Text_20_body">
      <style:text-properties officeooo:paragraph-rsid="00036967"/>
    </style:style>
    <style:style style:name="P3" style:family="paragraph" style:parent-style-name="Text_20_body">
      <style:text-properties officeooo:rsid="0005c30e" officeooo:paragraph-rsid="0005c30e"/>
    </style:style>
    <style:style style:name="P4" style:family="paragraph" style:parent-style-name="Text_20_body">
      <style:text-properties officeooo:rsid="000799b3" officeooo:paragraph-rsid="000799b3"/>
    </style:style>
    <style:style style:name="P5" style:family="paragraph" style:parent-style-name="Heading_20_1">
      <style:text-properties officeooo:rsid="00036967" officeooo:paragraph-rsid="00036967"/>
    </style:style>
    <style:style style:name="P6" style:family="paragraph" style:parent-style-name="Heading_20_2">
      <style:text-properties officeooo:rsid="00036967" officeooo:paragraph-rsid="00036967"/>
    </style:style>
    <style:style style:name="P7" style:family="paragraph" style:parent-style-name="Heading_20_2">
      <style:text-properties officeooo:rsid="0005c30e" officeooo:paragraph-rsid="0005c30e"/>
    </style:style>
    <style:style style:name="P8" style:family="paragraph" style:parent-style-name="Heading_20_2">
      <style:text-properties officeooo:rsid="000799b3" officeooo:paragraph-rsid="000799b3"/>
    </style:style>
    <style:style style:name="T1" style:family="text">
      <style:text-properties officeooo:rsid="00036967"/>
    </style:style>
    <style:style style:name="T2" style:family="text">
      <style:text-properties officeooo:rsid="00049f2f"/>
    </style:style>
    <style:style style:name="T3" style:family="text">
      <style:text-properties officeooo:rsid="000958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abVIEW Universal Transcriptor – Quickstart Guide</text:h>
      <text:p text:style-name="P2"><text:s/><text:span text:style-name="T1">This documents try to minimaze time and easier process of “installation” LabVIEW Universal Transcriptor and to show you first steps.</text:span></text:p>
      <text:h text:style-name="P6" text:outline-level="2">Everything is made using packages</text:h>
      <text:p text:style-name="P1">Packages are in LabVIEW to <text:span text:style-name="T2">maintain code libraries so transcriptor and it’s modules are using it. It’s splitted into basic transcriptor packe with name “LabVIEW to Arduino Transcriptor”, this package contains all system functions (basically it’s wrapper over basic Arduino libraries and functions). It allows user to do basic operations like add, multiplication, serial line output and read, work with cluster, structures (while loop, for loop) and more. Without it there is no transcription, no way how to get C++ code from LabVIEW.</text:span></text:p>
      <text:p text:style-name="P3">You can find this and many other packages at this location: <text:a xlink:type="simple" xlink:href="https://github.com/LubomirJagos/LabVIEW-for-Arduino-Libraries-Packages" text:style-name="Internet_20_link" text:visited-style-name="Visited_20_Internet_20_Link">https://github.com/LubomirJagos/LabVIEW-for-Arduino-Libraries-Packages</text:a></text:p>
      <text:p text:style-name="P3"/>
      <text:h text:style-name="P7" text:outline-level="2">Examples</text:h>
      <text:p text:style-name="P3">Starting point for every project. Why to reinvent wheel when you can borrow already tested ideas. I tried to create some basic examples to confirm right functionality of my implemented modules and to show how to use VI to have valid program which is transcriptor able to transcript into C++ code. So I developed them and placed them here: <text:a xlink:type="simple" xlink:href="https://github.com/LubomirJagos/LabVIEW-Universal-Transcriptor-Examples" text:style-name="Internet_20_link" text:visited-style-name="Visited_20_Internet_20_Link">https://github.com/LubomirJagos/LabVIEW-Universal-Transcriptor-Examples</text:a></text:p>
      <text:h text:style-name="P8" text:outline-level="2">Using transcriptor</text:h>
      <text:p text:style-name="P4">Lorem Ipsum.</text:p>
      <text:h text:style-name="P8" text:outline-level="2">Extending transcriptor</text:h>
      <text:p text:style-name="P4">Lorem Ipsum.<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02:29:47.928000000</meta:creation-date>
    <dc:date>2018-09-10T03:48:43.519000000</dc:date>
    <meta:editing-duration>PT54M14S</meta:editing-duration>
    <meta:editing-cycles>6</meta:editing-cycles>
    <meta:generator>LibreOffice/6.1.0.3$Windows_X86_64 LibreOffice_project/efb621ed25068d70781dc026f7e9c5187a4decd1</meta:generator>
    <meta:document-statistic meta:table-count="0" meta:image-count="0" meta:object-count="0" meta:page-count="1" meta:paragraph-count="11" meta:word-count="194" meta:character-count="1361" meta:non-whitespace-character-count="1176"/>
  </office:meta>
</office:document-meta>
</file>